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21583d" officeooo:paragraph-rsid="0021583d" fo:background-color="#ffff00"/>
    </style:style>
    <style:style style:name="P2" style:family="paragraph" style:parent-style-name="Standard">
      <style:paragraph-properties fo:text-align="start" style:justify-single-word="false"/>
      <style:text-properties officeooo:rsid="002b8c92" officeooo:paragraph-rsid="002b8c92" fo:background-color="transparent"/>
    </style:style>
    <style:style style:name="P3" style:family="paragraph" style:parent-style-name="Standard">
      <style:paragraph-properties fo:text-align="start" style:justify-single-word="false"/>
      <style:text-properties officeooo:rsid="002bc663" officeooo:paragraph-rsid="002bc663" fo:background-color="transparent"/>
    </style:style>
    <style:style style:name="P4" style:family="paragraph" style:parent-style-name="Standard">
      <style:paragraph-properties fo:text-align="start" style:justify-single-word="false"/>
      <style:text-properties officeooo:rsid="002bc663" officeooo:paragraph-rsid="002d2a66" fo:background-color="transparent"/>
    </style:style>
    <style:style style:name="P5" style:family="paragraph" style:parent-style-name="Standard">
      <style:paragraph-properties fo:text-align="start" style:justify-single-word="false"/>
      <style:text-properties officeooo:rsid="002d2a66" officeooo:paragraph-rsid="002d2a66" fo:background-color="transparent"/>
    </style:style>
    <style:style style:name="P6" style:family="paragraph" style:parent-style-name="Standard">
      <style:paragraph-properties fo:text-align="start" style:justify-single-word="false"/>
      <style:text-properties officeooo:rsid="002e7dfe" officeooo:paragraph-rsid="002e7dfe" fo:background-color="transparent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1583d" officeooo:paragraph-rsid="0021583d" fo:background-color="#ffff00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1583d" officeooo:paragraph-rsid="00285924" fo:background-color="#ffff00"/>
    </style:style>
    <style:style style:name="P9" style:family="paragraph" style:parent-style-name="Standard">
      <style:paragraph-properties fo:text-align="start" style:justify-single-word="false"/>
      <style:text-properties officeooo:rsid="0021583d" officeooo:paragraph-rsid="0021583d" fo:background-color="#ffff00"/>
    </style:style>
    <style:style style:name="P10" style:family="paragraph" style:parent-style-name="Standard">
      <style:text-properties officeooo:rsid="0021583d" officeooo:paragraph-rsid="001fb6b0" fo:background-color="#ffff00"/>
    </style:style>
    <style:style style:name="P11" style:family="paragraph" style:parent-style-name="Standard">
      <style:paragraph-properties fo:text-align="start" style:justify-single-word="false"/>
      <style:text-properties officeooo:rsid="003881d5" officeooo:paragraph-rsid="003881d5"/>
    </style:style>
    <style:style style:name="P12" style:family="paragraph" style:parent-style-name="Standard">
      <style:paragraph-properties fo:text-align="start" style:justify-single-word="false"/>
      <style:text-properties officeooo:rsid="00282f4b" officeooo:paragraph-rsid="00282f4b"/>
    </style:style>
    <style:style style:name="P13" style:family="paragraph" style:parent-style-name="Standard">
      <style:paragraph-properties fo:text-align="start" style:justify-single-word="false"/>
      <style:text-properties officeooo:rsid="00282f4b" officeooo:paragraph-rsid="00285924"/>
    </style:style>
    <style:style style:name="P14" style:family="paragraph" style:parent-style-name="Standard">
      <style:paragraph-properties fo:text-align="start" style:justify-single-word="false"/>
      <style:text-properties officeooo:rsid="00285924" officeooo:paragraph-rsid="00285924"/>
    </style:style>
    <style:style style:name="P15" style:family="paragraph" style:parent-style-name="Standard">
      <style:paragraph-properties fo:text-align="start" style:justify-single-word="false"/>
      <style:text-properties officeooo:rsid="0021583d" officeooo:paragraph-rsid="0021583d"/>
    </style:style>
    <style:style style:name="P16" style:family="paragraph" style:parent-style-name="Standard">
      <style:paragraph-properties fo:text-align="start" style:justify-single-word="false"/>
      <style:text-properties officeooo:rsid="002b8c92" officeooo:paragraph-rsid="002b8c92" fo:background-color="transparent"/>
    </style:style>
    <style:style style:name="P17" style:family="paragraph" style:parent-style-name="Standard">
      <style:paragraph-properties fo:text-align="start" style:justify-single-word="false"/>
      <style:text-properties officeooo:rsid="002975a8" officeooo:paragraph-rsid="002975a8" fo:background-color="transparent"/>
    </style:style>
    <style:style style:name="P18" style:family="paragraph" style:parent-style-name="Standard">
      <style:paragraph-properties fo:text-align="start" style:justify-single-word="false"/>
      <style:text-properties officeooo:rsid="002a400a" officeooo:paragraph-rsid="002a400a" fo:background-color="transparent"/>
    </style:style>
    <style:style style:name="P19" style:family="paragraph" style:parent-style-name="Standard">
      <style:paragraph-properties fo:text-align="start" style:justify-single-word="false"/>
      <style:text-properties officeooo:rsid="00264a16" officeooo:paragraph-rsid="00264a16"/>
    </style:style>
    <style:style style:name="P20" style:family="paragraph" style:parent-style-name="Standard">
      <style:paragraph-properties fo:text-align="start" style:justify-single-word="false"/>
      <style:text-properties officeooo:rsid="00264a16" officeooo:paragraph-rsid="0021583d"/>
    </style:style>
    <style:style style:name="T1" style:family="text">
      <style:text-properties officeooo:rsid="002474f8"/>
    </style:style>
    <style:style style:name="T2" style:family="text">
      <style:text-properties officeooo:rsid="00264a16"/>
    </style:style>
    <style:style style:name="T3" style:family="text">
      <style:text-properties officeooo:rsid="00282f4b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285924"/>
    </style:style>
    <style:style style:name="T6" style:family="text">
      <style:text-properties officeooo:rsid="00285924"/>
    </style:style>
    <style:style style:name="T7" style:family="text">
      <style:text-properties officeooo:rsid="002975a8"/>
    </style:style>
    <style:style style:name="T8" style:family="text">
      <style:text-properties officeooo:rsid="002a400a"/>
    </style:style>
    <style:style style:name="T9" style:family="text">
      <style:text-properties officeooo:rsid="002bc663"/>
    </style:style>
    <style:style style:name="T10" style:family="text">
      <style:text-properties officeooo:rsid="002d2a66"/>
    </style:style>
    <style:style style:name="T11" style:family="text">
      <style:text-properties officeooo:rsid="002e7df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list xml:id="list1587689173" text:style-name="L1">
        <text:list-item>
          <text:p text:style-name="P7">Priorize and override</text:p>
        </text:list-item>
      </text:list>
      <text:p text:style-name="P1"/>
      <text:p text:style-name="P2"/>
      <text:p text:style-name="P2">summary: class &lt; id &lt; <text:span text:style-name="T9">inline syle &lt; !important</text:span></text:p>
      <text:p text:style-name="P2"/>
      <text:p text:style-name="P2">&lt;!-- prioritze one style over another --&gt;</text:p>
      <text:p text:style-name="P2">our class will override the body element’s</text:p>
      <text:p text:style-name="P2"/>
      <text:p text:style-name="P2">&lt;!-- override styles un subsequent CSS --&gt; </text:p>
      <text:p text:style-name="P2">second class override the first class</text:p>
      <text:p text:style-name="P2">&lt;h1 class = “class1 class2”&gt; hello :D&lt;/h1&gt;</text:p>
      <text:p text:style-name="P2"/>
      <text:p text:style-name="P2">&lt;!-- override <text:span text:style-name="T9">class declaration by styling ID attributes --&gt;</text:span></text:p>
      <text:p text:style-name="P3"><text:bookmark-start text:name="__DdeLink__358_2126596499"/>&lt;h1 id=”colored-text” class=”class-name”&gt; Hello :O&lt;/h1&gt;<text:bookmark-end text:name="__DdeLink__358_2126596499"/></text:p>
      <text:p text:style-name="P2"/>
      <text:p text:style-name="P3">&lt;!-- override all other styles using important →</text:p>
      <text:p text:style-name="P3">.pink-text {</text:p>
      <text:p text:style-name="P3"><text:tab/>color: pinkl !important;</text:p>
      <text:p text:style-name="P3">}</text:p>
      <text:p text:style-name="P2"/>
      <text:list xml:id="list153226617058802" text:continue-numbering="true" text:style-name="L1">
        <text:list-item>
          <text:p text:style-name="P7">Hex code / abbreviated hex code / RGB</text:p>
        </text:list-item>
      </text:list>
      <text:p text:style-name="P1"/>
      <text:p text:style-name="P5">background-color: #000000 ;</text:p>
      <text:p text:style-name="P5"><text:tab/><text:tab/> <text:s text:c="9"/>R G B</text:p>
      <text:p text:style-name="P4">&lt;!<text:span text:style-name="T10">-- abreviated hex --&gt; </text:span></text:p>
      <text:p text:style-name="P5">#FF0000 and <text:s/>#F00 as exactly the same, <text:span text:style-name="T11">reduces the total number of possible colors to around 4.000</text:span></text:p>
      <text:p text:style-name="P5"/>
      <text:p text:style-name="P6">&lt;!-- RGB →</text:p>
      <text:p text:style-name="P6">background-color: rgb(255, 255, 255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4:04:45.824066253</meta:creation-date>
    <dc:date>2017-08-27T15:32:24.917000000</dc:date>
    <meta:editing-duration>PT2H16M30S</meta:editing-duration>
    <meta:editing-cycles>15</meta:editing-cycles>
    <meta:generator>LibreOffice/5.4.0.3$Windows_x86 LibreOffice_project/7556cbc6811c9d992f4064ab9287069087d7f62c</meta:generator>
    <meta:document-statistic meta:table-count="0" meta:image-count="0" meta:object-count="0" meta:page-count="1" meta:paragraph-count="20" meta:word-count="122" meta:character-count="725" meta:non-whitespace-character-count="613"/>
  </office:meta>
</office:document-meta>
</file>